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size="16pt" style:font-size-asian="16pt"/>
    </style:style>
    <style:style style:name="P3" style:family="paragraph" style:parent-style-name="Standard">
      <style:text-properties fo:color="#ff0000" fo:font-size="16pt" style:font-size-asian="16pt"/>
    </style:style>
    <style:style style:name="P4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1.5pt solid #00000a"/>
      <style:text-properties fo:color="#ff0000" fo:font-size="16pt" style:font-size-asian="16pt"/>
    </style:style>
    <style:style style:name="P5" style:family="paragraph" style:parent-style-name="Standard">
      <style:paragraph-properties fo:margin-left="0cm" fo:margin-right="0cm" fo:text-indent="1.249cm" style:auto-text-indent="false"/>
      <style:text-properties fo:font-size="16pt" officeooo:rsid="002aa542" officeooo:paragraph-rsid="002aa542" style:font-size-asian="16pt"/>
    </style:style>
    <style:style style:name="P6" style:family="paragraph" style:parent-style-name="Standard">
      <style:paragraph-properties fo:margin-left="0cm" fo:margin-right="0cm" fo:text-indent="1.249cm" style:auto-text-indent="false"/>
      <style:text-properties fo:font-size="16pt" fo:font-weight="bold" officeooo:rsid="002aa542" officeooo:paragraph-rsid="002aa542" style:font-size-asian="16pt" style:font-weight-asian="bold" style:font-weight-complex="bold"/>
    </style:style>
    <style:style style:name="P7" style:family="paragraph" style:parent-style-name="Standard" style:master-page-name="Standard">
      <style:paragraph-properties style:page-number="auto"/>
    </style:style>
    <style:style style:name="P8" style:family="paragraph" style:parent-style-name="Standard">
      <style:paragraph-properties fo:margin-left="0cm" fo:margin-right="0cm" fo:text-indent="1.249cm" style:auto-text-indent="false"/>
      <style:text-properties fo:font-size="16pt" officeooo:rsid="00201211" officeooo:paragraph-rsid="002d13d6" style:font-size-asian="16pt"/>
    </style:style>
    <style:style style:name="P9" style:family="paragraph" style:parent-style-name="Standard">
      <style:paragraph-properties fo:margin-left="0cm" fo:margin-right="0cm" fo:text-indent="1.249cm" style:auto-text-indent="false"/>
      <style:text-properties fo:font-size="16pt" officeooo:rsid="002aa542" officeooo:paragraph-rsid="002aa542" style:font-size-asian="16pt"/>
    </style:style>
    <style:style style:name="P10" style:family="paragraph" style:parent-style-name="Standard">
      <style:paragraph-properties fo:margin-left="0cm" fo:margin-right="0cm" fo:text-indent="1.249cm" style:auto-text-indent="false"/>
      <style:text-properties fo:font-size="16pt" officeooo:rsid="002d13d6" officeooo:paragraph-rsid="002d13d6" style:font-size-asian="16pt"/>
    </style:style>
    <style:style style:name="P11" style:family="paragraph" style:parent-style-name="Standard">
      <style:paragraph-properties fo:margin-left="0cm" fo:margin-right="0cm" fo:text-indent="1.249cm" style:auto-text-indent="false"/>
      <style:text-properties fo:font-size="16pt" officeooo:rsid="002d86cd" officeooo:paragraph-rsid="002d86cd" style:font-size-asian="16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6pt" style:font-size-asian="16pt"/>
    </style:style>
    <style:style style:name="T3" style:family="text">
      <style:text-properties fo:font-size="16pt" officeooo:rsid="001ee491" style:font-size-asian="16pt"/>
    </style:style>
    <style:style style:name="T4" style:family="text">
      <style:text-properties fo:font-size="16pt" officeooo:rsid="00201079" style:font-size-asian="16pt"/>
    </style:style>
    <style:style style:name="T5" style:family="text">
      <style:text-properties fo:font-size="16pt" officeooo:rsid="00201211" style:font-size-asian="16pt"/>
    </style:style>
    <style:style style:name="T6" style:family="text">
      <style:text-properties fo:font-size="16pt" officeooo:rsid="002aa542" style:font-size-asian="16pt"/>
    </style:style>
    <style:style style:name="T7" style:family="text">
      <style:text-properties fo:font-size="16pt" officeooo:rsid="002d13d6" style:font-size-asian="16pt"/>
    </style:style>
    <style:style style:name="T8" style:family="text">
      <style:text-properties officeooo:rsid="002d13d6"/>
    </style:style>
    <style:style style:name="T9" style:family="text">
      <style:text-properties officeooo:rsid="002d86c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4">COTTIN</text:span><text:span text:style-name="T2"><text:tab/><text:tab/><text:tab/><text:tab/><text:tab/><text:tab/><text:tab/><text:tab/><text:tab/></text:span><text:span text:style-name="T6">2</text:span><text:span text:style-name="T7">2</text:span><text:span text:style-name="T3">-</text:span><text:span text:style-name="T4">06-2018</text:span><text:span text:style-name="T2"><text:line-break/></text:span><text:span text:style-name="T4">Yohan</text:span><text:span text:style-name="T2"><text:tab/><text:tab/><text:tab/><text:tab/><text:tab/><text:tab/><text:tab/><text:tab/><text:tab/>Semaine </text:span><text:span text:style-name="T5">25</text:span></text:p>
      <text:p text:style-name="P4">Suivi de Projet – Projet Arcanor</text:p>
      <text:p text:style-name="P4"/>
      <text:p text:style-name="P2"/>
      <text:p text:style-name="P3">Résumé :</text:p>
      <text:p text:style-name="P6">Partie IHM :</text:p>
      <text:p text:style-name="P8">-<text:span text:style-name="T8">Restructuration complète d’Arcanor.java :</text:span></text:p>
      <text:p text:style-name="P8"><text:tab/><text:span text:style-name="T8">-Reprise de demoCardLayout du site Oracle</text:span></text:p>
      <text:p text:style-name="P8"><text:span text:style-name="T8"><text:tab/>-Création de la frame</text:span></text:p>
      <text:p text:style-name="P8"><text:span text:style-name="T8"><text:tab/>-ajout d’un Panel avec cardLayout</text:span></text:p>
      <text:p text:style-name="P8"><text:tab/><text:span text:style-name="T8">-Ajout des menus créés au panel</text:span></text:p>
      <text:p text:style-name="P5">-<text:span text:style-name="T8">Modification de ButtonMenu :</text:span></text:p>
      <text:p text:style-name="P5"><text:tab/><text:span text:style-name="T8">-Par défaut, quitte maintenant la fenêtre</text:span></text:p>
      <text:p text:style-name="P10">-Remodelage de GameMenu</text:p>
      <text:p text:style-name="P10"><text:tab/>-Création des éléments et de l’interface</text:p>
      <text:p text:style-name="P10">-Remodelage de Menu</text:p>
      <text:p text:style-name="P10"><text:tab/>-Extends Jpanel</text:p>
      <text:p text:style-name="P10"><text:tab/>-Ajoute le titre du menu en haut de la page</text:p>
      <text:p text:style-name="P10"><text:tab/>-Utilise un BoxLayout</text:p>
      <text:p text:style-name="P10"><text:tab/>- Création de addComp(JComponent[] comps) pour l’ajout</text:p>
      <text:p text:style-name="P10"><text:tab/>d’éléments sur une même ligne</text:p>
      <text:p text:style-name="P10"><text:soft-page-break/>-Modifications de MenuListener</text:p>
      <text:p text:style-name="P10"><text:tab/>-Ajout d’une condition faisant quitter le programme si tel <text:tab/><text:tab/>est le rôle assigné au bouton</text:p>
      <text:p text:style-name="P10">-Création de ParamBouton :</text:p>
      <text:p text:style-name="P10"><text:tab/>-Bouton dédié à la modification des paramètres <text:tab/><text:tab/><text:tab/><text:tab/>numériques (largeur et hauteur du board,</text:p>
      <text:p text:style-name="P10"><text:tab/> score à atteindre) par incrémentation/décrémentation</text:p>
      <text:p text:style-name="P10">-Création de ParamButtonListener</text:p>
      <text:p text:style-name="P10"><text:tab/>-Listener associé aux ParamBouton <text:span text:style-name="T9">modifiant le paramètre </text:span></text:p>
      <text:p text:style-name="P10"><text:tab/><text:span text:style-name="T9">associé</text:span></text:p>
      <text:p text:style-name="P11">-Remodelage de ParamMenu</text:p>
      <text:p text:style-name="P11"><text:tab/>-Mise en place des éléments et de l’interface</text:p>
      <text:p text:style-name="P11"><text:tab/>-Mise en place de la modification des paramètres</text:p>
      <text:p text:style-name="P11">-Remodelage de StartMenu</text:p>
      <text:p text:style-name="P11"><text:tab/>-Mise en place des éléments et de l’interface</text:p>
      <text:p text:style-name="P11">-Création de TextFieldParamListener</text:p>
      <text:p text:style-name="P11"><text:tab/>-Listener dédié aux paramètres textuels (nom des joueurs)</text:p>
      <text:p text:style-name="P10"/>
      <text:p text:style-name="P10"><text:tab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_20_Spacing" style:display-name="No Spacing" style:family="paragraph" style:default-outline-level="">
      <loext:graphic-properties draw:fill="solid" draw:fill-color="#d9d9d9"/>
      <style:paragraph-properties fo:margin-top="0cm" fo:margin-bottom="0cm" loext:contextual-spacing="false" fo:line-height="100%" fo:text-align="start" style:justify-single-word="false" fo:orphans="2" fo:widows="2" fo:background-color="#d9d9d9" fo:padding-left="0.141cm" fo:padding-right="0.141cm" fo:padding-top="0.035cm" fo:padding-bottom="0.035cm" fo:border="0.51pt solid #00000a" style:writing-mode="lr-tb"/>
      <style:text-properties fo:color="#548dd4" style:font-name="Courier New" fo:font-family="'Courier New'" style:font-family-generic="roman" style:font-pitch="variable"/>
    </style:style>
    <style:style style:name="Horizontal_20_Line" style:display-name="Horizontal Line" style:family="paragraph" style:parent-style-name="Standard" style:class="html"/>
    <style:style style:name="Subtitle" style:family="paragraph" style:parent-style-name="Heading" style:class="chapter"/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font-size="12pt" fo:font-weight="bold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Page <text:span text:style-name="MT1"><text:page-number text:select-page="current">1</text:page-number></text:span> / <text:span text:style-name="MT1"><text:page-count>2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officejvG2</meta:initial-creator>
    <meta:editing-cycles>13</meta:editing-cycles>
    <meta:print-date>2018-05-24T06:58:00</meta:print-date>
    <meta:creation-date>2018-05-24T06:16:00</meta:creation-date>
    <dc:date>2018-06-22T17:26:41.601461803</dc:date>
    <meta:editing-duration>PT2H23M22S</meta:editing-duration>
    <meta:generator>LibreOffice/5.3.7.2.0$Linux_X86_64 LibreOffice_project/30$Build-2</meta:generator>
    <meta:document-statistic meta:table-count="0" meta:image-count="0" meta:object-count="0" meta:page-count="2" meta:paragraph-count="36" meta:word-count="185" meta:character-count="1279" meta:non-whitespace-character-count="108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